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80809" loext:opacity="100%" style:font-name="Calibri" fo:font-size="26pt" fo:letter-spacing="normal" fo:font-style="normal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80809" loext:opacity="100%" style:font-name="Calibri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80809" loext:opacity="100%" style:font-name="Calibri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14pt" style:font-size-asian="14pt" style:font-size-complex="14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Calibri" fo:font-size="14pt" officeooo:rsid="000f5179" officeooo:paragraph-rsid="000f5179" style:font-size-asian="14pt" style:font-size-complex="14pt"/>
    </style:style>
    <style:style style:name="T1" style:family="text">
      <style:text-properties officeooo:rsid="000dc0db"/>
    </style:style>
    <style:style style:name="T2" style:family="text">
      <style:text-properties fo:font-variant="normal" fo:text-transform="none" fo:color="#080809" loext:opacity="100%" fo:letter-spacing="normal" fo:font-style="normal" fo:font-weight="normal"/>
    </style:style>
    <style:style style:name="T3" style:family="text">
      <style:text-properties fo:font-variant="normal" fo:text-transform="none" fo:color="#080809" loext:opacity="100%" fo:letter-spacing="normal" fo:font-style="normal" fo:font-weight="normal" officeooo:rsid="000dc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EZOTERİK BİLGELİK SET<text:span text:style-name="T1">İ</text:span> : Hakikatin12 Yüzü</text:p>
      <text:p text:style-name="P2"/>
      <text:p text:style-name="P2"/>
      <text:p text:style-name="P2">İÇERİKLER: </text:p>
      <text:p text:style-name="P3">-Kuantum Tasavvuf ve Tevhid: Modern bilim ile tasavvufun kesişimi.​</text:p>
      <text:p text:style-name="P3">-Kuantum Rüya (Bab-ı Nevm): Rüyaların kuantum düzlemdeki yansımaları.​</text:p>
      <text:p text:style-name="P3">-Bütüncül Şifa: Fiziksel, zihinsel ve ruhsal şifa yöntemleri.​</text:p>
      <text:p text:style-name="P3">-İbn Arabi'nin Sırları: İbn Arabi'nin öğretilerine derinlemesine bir bakış.​</text:p>
      <text:p text:style-name="P3">-Ezoterik Astroloji: Astrolojinin gizli ve derin anlamları.​</text:p>
      <text:p text:style-name="P3">-Okült Bilgelik: Gizli ilimlerin temel prensipleri.​</text:p>
      <text:p text:style-name="P3">-Simya ve Dönüşüm: İçsel dönüşümün simyasal süreçleri.​</text:p>
      <text:p text:style-name="P3">-Auratik Kodlar: Enerji alanları ve bilinç kodları.​</text:p>
      <text:p text:style-name="P3">-Zamanın Ötesi: Zaman kavramının ötesine geçiş.​</text:p>
      <text:p text:style-name="P3">-Ruhsal Uyanış: Bilinç seviyelerinin yükseltilmesi.​</text:p>
      <text:p text:style-name="P3">-Kadim Bilgelik: Eski uygarlıkların spiritüel öğretileri.​</text:p>
      <text:p text:style-name="P3">-Kozmik Kapılar: Evrenin sırlarına açılan kapılar.</text:p>
      <text:p text:style-name="P3"/>
      <text:p text:style-name="P2">SET İÇERİĞİ: (Toplam 2466 sh.)</text:p>
      <text:p text:style-name="P3">1-Ezoterik ve Okült (Gizli) Bilimler Ansiklopedisi 802 sh.</text:p>
      <text:p text:style-name="P3">2-Kuantum Tevhid 248 sh.</text:p>
      <text:p text:style-name="P3">3-Bütüncül Şifa 144 sh.</text:p>
      <text:p text:style-name="P3">4-Hakikat ve Suretler (İbn Arabi'de Hayal İlmi) 136 sh.</text:p>
      <text:p text:style-name="P3">5-Kuantum Tasavvuf-I 176 sh.</text:p>
      <text:p text:style-name="P3">6-Kuantum Tasavvuf-II 144 sh.</text:p>
      <text:p text:style-name="P3">7-Yıldız İlmi 116 sh.</text:p>
      <text:p text:style-name="P3">8-Be Sırrı (Berzah) 86 sh.</text:p>
      <text:p text:style-name="P3">9-Hipnoz ve Hipnoterapi 182 sh.</text:p>
      <text:p text:style-name="P3">10- Kuantum Rüya 192 sh.</text:p>
      <text:p text:style-name="P3">11- Muhyiddin Arabi'yi Anlamak 80 sh.</text:p>
      <text:p text:style-name="P3">12-Astroloji Mucizesi ve İslam 159 sh.</text:p>
      <text:p text:style-name="P3"/>
      <text:p text:style-name="P4"><text:span text:style-name="T2">NOT:Ürün set olarak PTT kargo ile gönderilir. Kargo ücretsizdir. Stokla sınırlıdır. Set fiyatı 2500 TL </text:span><text:span text:style-name="T3">dır.</text:span></text:p>
      <text:p text:style-name="P5"><text:span text:style-name="T3">(</text:span><text:span text:style-name="T2">Görsel temsili olarak sunulmuştur. Her kitap bağımsız kapağa sahiptir.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3:21:48.512000000</meta:creation-date>
    <dc:date>2025-04-21T13:28:23.033000000</dc:date>
    <meta:editing-duration>PT3M32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29" meta:word-count="185" meta:character-count="1357" meta:non-whitespace-character-count="1189"/>
  </office:meta>
</office:document-meta>
</file>